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Times" svg:font-family="Times"/>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4" style:family="table">
      <style:table-properties style:width="15.326cm" table:align="left"/>
    </style:style>
    <style:style style:name="Table4.A" style:family="table-column">
      <style:table-column-properties style:column-width="4.752cm"/>
    </style:style>
    <style:style style:name="Table4.B" style:family="table-column">
      <style:table-column-properties style:column-width="3.344cm"/>
    </style:style>
    <style:style style:name="Table4.C" style:family="table-column">
      <style:table-column-properties style:column-width="3.277cm"/>
    </style:style>
    <style:style style:name="Table4.D" style:family="table-column">
      <style:table-column-properties style:column-width="2.196cm"/>
    </style:style>
    <style:style style:name="Table4.E" style:family="table-column">
      <style:table-column-properties style:column-width="1.757cm"/>
    </style:style>
    <style:style style:name="Table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4.E1" style:family="table-cell">
      <style:table-cell-properties style:vertical-align="middle" style:border-line-width="0.002cm 0.088cm 0.002cm" fo:padding="0.049cm" fo:border="2.6pt double #808080"/>
    </style:style>
    <style:style style:name="Table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4.E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2" style:family="table">
      <style:table-properties style:width="4.999cm" table:align="left"/>
    </style:style>
    <style:style style:name="Table2.A" style:family="table-column">
      <style:table-column-properties style:column-width="2.074cm"/>
    </style:style>
    <style:style style:name="Table2.B" style:family="table-column">
      <style:table-column-properties style:column-width="2.925cm"/>
    </style:style>
    <style:style style:name="Table2.A1" style:family="table-cell">
      <style:table-cell-properties style:vertical-align="middle" fo:padding="0.049cm" fo:border="none"/>
    </style:style>
    <style:style style:name="Table3" style:family="table">
      <style:table-properties style:width="6.385cm" table:align="left"/>
    </style:style>
    <style:style style:name="Table3.A" style:family="table-column">
      <style:table-column-properties style:column-width="2.872cm"/>
    </style:style>
    <style:style style:name="Table3.B" style:family="table-column">
      <style:table-column-properties style:column-width="3.514cm"/>
    </style:style>
    <style:style style:name="Table3.A1" style:family="table-cell">
      <style:table-cell-properties style:vertical-align="middle" fo:padding="0.049cm" fo:border="none"/>
    </style:style>
    <style:style style:name="Table1" style:family="table">
      <style:table-properties style:width="12.619cm" table:align="left"/>
    </style:style>
    <style:style style:name="Table1.A" style:family="table-column">
      <style:table-column-properties style:column-width="2.872cm"/>
    </style:style>
    <style:style style:name="Table1.B" style:family="table-column">
      <style:table-column-properties style:column-width="3.941cm"/>
    </style:style>
    <style:style style:name="Table1.C" style:family="table-column">
      <style:table-column-properties style:column-width="5.807cm"/>
    </style:style>
    <style:style style:name="Table1.A1" style:family="table-cell">
      <style:table-cell-properties style:vertical-align="middle"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language="en" fo:country="GB"/>
    </style:style>
    <style:style style:name="P4" style:family="paragraph" style:parent-style-name="Text_20_body">
      <style:paragraph-properties fo:text-align="start" style:justify-single-word="false"/>
      <style:text-properties fo:language="en" fo:country="GB"/>
    </style:style>
    <style:style style:name="P5" style:family="paragraph" style:parent-style-name="Text_20_body">
      <style:text-properties fo:language="en" fo:country="GB"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color="#0066cc"/>
    </style:style>
    <style:style style:name="P8" style:family="paragraph" style:parent-style-name="Text_20_body">
      <style:text-properties fo:color="#006699"/>
    </style:style>
    <style:style style:name="P9" style:family="paragraph" style:parent-style-name="Standard">
      <style:text-properties fo:language="en" fo:country="GB"/>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autospace="none"/>
      <style:text-properties style:font-name="Arial" fo:font-size="12pt" fo:language="en" fo:country="GB" fo:font-weight="bold" style:font-name-asian="Arial" style:font-size-asian="12pt" style:font-weight-asian="bold" style:font-name-complex="Arial" style:font-size-complex="12pt" style:font-weight-complex="bold"/>
    </style:style>
    <style:style style:name="P12" style:family="paragraph" style:parent-style-name="Standard">
      <style:paragraph-properties fo:text-align="start" style:justify-single-word="false" style:text-autospace="none"/>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fo:text-align="start" style:justify-single-word="false" style:text-autospace="none"/>
      <style:text-properties style:font-name="Arial" fo:font-size="10pt" fo:font-weight="bold" style:font-name-asian="Arial" style:font-size-asian="10pt" style:font-weight-asian="bold" style:font-name-complex="Arial" style:font-size-complex="10pt" style:font-weight-complex="bold"/>
    </style:style>
    <style:style style:name="P15" style:family="paragraph" style:parent-style-name="Standard">
      <style:paragraph-properties fo:text-align="start" style:justify-single-word="false" style:text-autospace="none"/>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16" style:family="paragraph" style:parent-style-name="Standard">
      <style:paragraph-properties fo:text-align="start" style:justify-single-word="false" style:text-autospace="none"/>
      <style:text-properties style:font-name="Courier New1" fo:font-size="9pt" style:font-name-asian="Courier New1" style:font-size-asian="9pt" style:font-name-complex="Courier New1" style:font-size-complex="9pt"/>
    </style:style>
    <style:style style:name="P17" style:family="paragraph" style:parent-style-name="Standard">
      <style:paragraph-properties fo:text-align="start" style:justify-single-word="false" style:text-autospace="none"/>
      <style:text-properties style:font-name="Courier New1" fo:font-size="10pt" style:font-name-asian="Courier New1" style:font-size-asian="10pt" style:font-name-complex="Courier New1" style:font-size-complex="10pt"/>
    </style:style>
    <style:style style:name="P18" style:family="paragraph" style:parent-style-name="Standard">
      <style:text-properties style:font-name="Arial1"/>
    </style:style>
    <style:style style:name="P19" style:family="paragraph" style:parent-style-name="Standard">
      <style:text-properties style:font-name="Arial1" fo:font-weight="bold" style:font-weight-asian="bold" style:font-weight-complex="bold"/>
    </style:style>
    <style:style style:name="P20" style:family="paragraph" style:parent-style-name="Text_20_body">
      <style:paragraph-properties fo:margin-top="0cm" fo:margin-bottom="0cm" loext:contextual-spacing="false" fo:text-align="center" style:justify-single-word="false"/>
    </style:style>
    <style:style style:name="P21" style:family="paragraph" style:parent-style-name="Text_20_body">
      <style:paragraph-properties fo:margin-top="0cm" fo:margin-bottom="0cm" loext:contextual-spacing="false" fo:text-align="start" style:justify-single-word="false"/>
      <style:text-properties fo:font-weight="bold" style:font-weight-asian="bold" style:font-weight-complex="bold"/>
    </style:style>
    <style:style style:name="P22" style:family="paragraph" style:parent-style-name="Preformatted_20_Text">
      <style:paragraph-properties fo:margin-left="1cm" fo:margin-right="0cm" fo:margin-top="0cm" fo:margin-bottom="0.499cm" loext:contextual-spacing="false" fo:text-indent="0cm" style:auto-text-indent="false"/>
    </style:style>
    <style:style style:name="P23" style:family="paragraph" style:parent-style-name="List_20_Contents">
      <style:paragraph-properties fo:margin-top="0cm" fo:margin-bottom="0.499cm" loext:contextual-spacing="false"/>
    </style:style>
    <style:style style:name="P24" style:family="paragraph" style:parent-style-name="List_20_Heading">
      <style:paragraph-properties fo:margin-top="0cm" fo:margin-bottom="0.499cm" loext:contextual-spacing="false"/>
    </style:style>
    <style:style style:name="P25" style:family="paragraph" style:parent-style-name="Table_20_Contents">
      <style:paragraph-properties fo:margin-top="0cm" fo:margin-bottom="0.499cm" loext:contextual-spacing="false"/>
    </style:style>
    <style:style style:name="P26" style:family="paragraph" style:parent-style-name="Table_20_Contents">
      <style:paragraph-properties fo:margin-top="0cm" fo:margin-bottom="0.499cm" loext:contextual-spacing="false" fo:text-align="end" style:justify-single-word="false"/>
    </style:style>
    <style:style style:name="P27" style:family="paragraph" style:parent-style-name="Table_20_Contents">
      <style:paragraph-properties fo:margin-top="0cm" fo:margin-bottom="0.499cm" loext:contextual-spacing="false" fo:text-align="start" style:justify-single-word="false"/>
    </style:style>
    <style:style style:name="P28" style:family="paragraph" style:parent-style-name="Table_20_Contents">
      <style:paragraph-properties fo:margin-top="0cm" fo:margin-bottom="0.499cm" loext:contextual-spacing="false"/>
      <style:text-properties fo:color="#0066cc"/>
    </style:style>
    <style:style style:name="P29" style:family="paragraph" style:parent-style-name="Table_20_Contents">
      <style:paragraph-properties fo:margin-top="0cm" fo:margin-bottom="0.499cm" loext:contextual-spacing="false"/>
      <style:text-properties fo:color="#ffffff"/>
    </style:style>
    <style:style style:name="P30" style:family="paragraph" style:parent-style-name="Preformatted_20_Text">
      <style:paragraph-properties fo:margin-top="0cm" fo:margin-bottom="0.499cm" loext:contextual-spacing="false"/>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Preformatted_20_Text">
      <style:text-properties style:font-name="Arial1"/>
    </style:style>
    <style:style style:name="P33" style:family="paragraph" style:parent-style-name="Standard">
      <style:paragraph-properties fo:text-align="start" style:justify-single-word="false" fo:break-before="page" style:text-autospace="none"/>
      <style:text-properties style:font-name="Arial" fo:font-size="10pt" fo:font-weight="bold" style:font-name-asian="Arial" style:font-size-asian="10pt" style:font-weight-asian="bold" style:font-name-complex="Arial" style:font-size-complex="10pt" style:font-weight-complex="bold"/>
    </style:style>
    <style:style style:name="P34" style:family="paragraph" style:parent-style-name="Standard">
      <style:paragraph-properties fo:text-align="start" style:justify-single-word="false" fo:break-before="page" style:text-autospace="none"/>
      <style:text-properties style:font-name="Arial" fo:font-size="10pt" style:font-name-asian="Arial" style:font-size-asian="10pt" style:font-name-complex="Arial" style:font-size-complex="10pt"/>
    </style:style>
    <style:style style:name="P35" style:family="paragraph" style:parent-style-name="Standard">
      <style:paragraph-properties fo:break-before="page"/>
      <style:text-properties fo:font-weight="bold"/>
    </style:style>
    <style:style style:name="P36" style:family="paragraph" style:parent-style-name="Standard">
      <style:text-properties fo:font-weight="bold"/>
    </style:style>
    <style:style style:name="P37" style:family="paragraph" style:parent-style-name="Standard">
      <style:paragraph-properties fo:text-align="start" style:justify-single-word="false" style:text-autospace="none"/>
      <style:text-properties style:font-name="Arial" fo:font-size="10pt" fo:font-weight="bold" style:font-name-asian="Arial" style:font-size-asian="10pt" style:font-weight-asian="bold" style:font-name-complex="Arial" style:font-size-complex="10pt" style:font-weight-complex="bold"/>
    </style:style>
    <style:style style:name="P38" style:family="paragraph" style:parent-style-name="Standard">
      <style:text-properties fo:language="en" fo:country="GB"/>
    </style:style>
    <style:style style:name="P39" style:family="paragraph" style:parent-style-name="Text_20_body">
      <style:paragraph-properties fo:text-align="start" style:justify-single-word="false"/>
      <style:text-properties fo:language="en" fo:country="GB"/>
    </style:style>
    <style:style style:name="P40" style:family="paragraph" style:parent-style-name="Text_20_body">
      <style:text-properties officeooo:rsid="000abe2c" officeooo:paragraph-rsid="000abe2c"/>
    </style:style>
    <style:style style:name="P41" style:family="paragraph" style:parent-style-name="Text_20_body">
      <style:paragraph-properties fo:text-align="start" style:justify-single-word="false" fo:break-before="page"/>
      <style:text-properties fo:language="en" fo:country="GB"/>
    </style:style>
    <style:style style:name="P42" style:family="paragraph" style:parent-style-name="Heading_20_3">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43"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68376"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bold" style:font-weight-asian="bold" style:font-weight-complex="bold"/>
    </style:style>
    <style:style style:name="T11" style:family="text">
      <style:text-properties style:font-name="Arial" fo:font-size="12pt" fo:font-weight="bold" style:font-name-asian="Arial" style:font-size-asian="12pt" style:font-weight-asian="bold" style:font-name-complex="Arial" style:font-size-complex="12pt" style:font-weight-complex="bold"/>
    </style:style>
    <style:style style:name="T12" style:family="text">
      <style:text-properties style:font-name="ArialMT" style:font-name-asian="ArialMT" style:font-name-complex="ArialMT"/>
    </style:style>
    <style:style style:name="T13" style:family="text">
      <style:text-properties fo:font-size="16pt" style:font-size-asian="16pt" style:font-size-complex="16pt"/>
    </style:style>
    <style:style style:name="T14" style:family="text">
      <style:text-properties fo:color="#ffffff"/>
    </style:style>
    <style:style style:name="T15" style:family="text">
      <style:text-properties fo:color="#0066cc"/>
    </style:style>
    <style:style style:name="T16" style:family="text">
      <style:text-properties fo:color="#006699"/>
    </style:style>
    <style:style style:name="T17" style:family="text">
      <style:text-properties officeooo:rsid="00068376"/>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6"/></text:span></text:p>
      <text:p text:style-name="P3"><text:span text:style-name="Strong_20_Emphasis"><text:span text:style-name="T6">Consultanto dados em múltiplas tabelas</text:span></text:span><text:span text:style-name="Strong_20_Emphasis"><text:span text:style-name="T1"><text:line-break/></text:span></text:span></text:p>
      <text:p text:style-name="P4"><text:span text:style-name="Strong_20_Emphasis"><text:line-break/></text:span><text:span text:style-name="Strong_20_Emphasis"><text:span text:style-name="T1">1) Utilizando Apelidos para as tabelas - 1<text:line-break/>2) Cruzando dados entre tabelas distintas - 2<text:line-break/>3) Entendendo os Tipos de Join disponíveis - 2<text:line-break/>4) Trabalhando com CROSS JOIN - 2<text:line-break/>5) Trabalhando com INNER e OUTER JOINs - 4 <text:line-break/>6) Trabalhando com NATURAL JOIN - 5</text:span></text:span></text:p>
      <text:p text:style-name="P4"><text:span text:style-name="Strong_20_Emphasis"><text:span text:style-name="T1"/></text:span></text:p>
      <text:p text:style-name="P12">Cláusula JOIN</text:p>
      <text:p text:style-name="P12"/>
      <text:p text:style-name="P13">A cláusula JOIN é empregada para permitir que um mesmo select recupere informações de mais de uma fonte de dados (tabelas, views, etc.). Em geral, as tabelas referenciadas possuem algum tipo de relacionamento entre elas, através de um ou mais campos que <text:span text:style-name="T12">definam a ligação entre uma tabela e a outra</text:span></text:p>
      <text:p text:style-name="P13">(integridade referencial).</text:p>
      <text:p text:style-name="P13"/>
      <text:p text:style-name="P13">Há duas maneiras de implementar um join:</text:p>
      <text:p text:style-name="P13"/>
      <text:p text:style-name="P13">- A primeira é chamada de <text:span text:style-name="T6">non-ANSI </text:span>ou estilo <text:span text:style-name="T5">theta</text:span>, que utiliza a cláusula WHERE para efetuar a junção de tabelas; </text:p>
      <text:p text:style-name="P13">- A segunda é chamada de <text:span text:style-name="T6">ANSI Join, </text:span>e é baseada no uso da cláusula JOIN propriamente dita.</text:p>
      <text:p text:style-name="P14"/>
      <text:p text:style-name="P14">Simples ligação</text:p>
      <text:p text:style-name="P14"/>
      <text:p text:style-name="P13">Um exemplo de JOIN em estilo <text:span text:style-name="T3">ANSI</text:span>:</text:p>
      <text:p text:style-name="P13"/>
      <text:p text:style-name="P16">SELECT p.uname, p.nome, a.qtde</text:p>
      <text:p text:style-name="P16">from PESSOAS p</text:p>
      <text:p text:style-name="P16">CROSS JOIN ACESSOS a;</text:p>
      <text:p text:style-name="Standard"/>
      <text:p text:style-name="P13">Um exemplo de JOIN em estilo <text:span text:style-name="T3">theta</text:span>:</text:p>
      <text:p text:style-name="P13"/>
      <text:p text:style-name="P16">SELECT p.uname, p.nome, a.qtde</text:p>
      <text:p text:style-name="P16">from PESSOAS p, ACESSOS a;</text:p>
      <text:p text:style-name="P13"/>
      <text:p text:style-name="P13">Note que na chamada ANSI utilizamos CROSS JOIN, que é a sintaxe utilizada para recuperar todos os registros das tabelas ligadas, formando um produto cartesiano. É basicamente um INNER JOIN (citado adiante) sem condições.</text:p>
      <text:p text:style-name="P13"/>
      <text:p text:style-name="P14">Tipos de junções </text:p>
      <text:p text:style-name="P15">Inner Joins</text:p>
      <text:p text:style-name="P13"/>
      <text:p text:style-name="P13">Somente as linhas/registros que satisfaçam a ligação determinada pelo JOIN serão recuperados pelo select, sendo assim, os registros que <text:span text:style-name="T6">não </text:span>se enquadram no <text:span text:style-name="T12">relacionamento definido pelo join </text:span><text:span text:style-name="T6">não serão</text:span></text:p>
      <text:p text:style-name="P13"><text:span text:style-name="T6">recuperados</text:span>.</text:p>
      <text:p text:style-name="P13"/>
      <text:p text:style-name="P13"/>
      <text:p text:style-name="P34"><text:span text:style-name="T6">Um exemplo de INNER JOIN em estilo ANSI:</text:span></text:p>
      <text:p text:style-name="P13"/>
      <text:p text:style-name="P17">SELECT p.uname,</text:p>
      <text:p text:style-name="P17">p.nome,</text:p>
      <text:p text:style-name="P17">a.qtde</text:p>
      <text:p text:style-name="P17">from PESSOAS p</text:p>
      <text:p text:style-name="P17">INNER JOIN ACESSOS a on p.uname=a.pessoa order by p.uname;</text:p>
      <text:p text:style-name="P13"/>
      <text:p text:style-name="P14">O mesmo JOIN em estilo theta:</text:p>
      <text:p text:style-name="P13"/>
      <text:p text:style-name="P17">SELECT p.uname,</text:p>
      <text:p text:style-name="P17">p.nome,</text:p>
      <text:p text:style-name="P17">a.qtde</text:p>
      <text:p text:style-name="P17">from PESSOAS p, ACESSOS a <text:span text:style-name="T6">WHERE p.uname = a.pessoa </text:span>order by p.uname;</text:p>
      <text:p text:style-name="P15"/>
      <text:p text:style-name="P15">Left Joins</text:p>
      <text:p text:style-name="P13">Através do uso do <text:span text:style-name="T6">LEFT</text:span>, todos os registros na tabela à esquerda da query serão listados, independente de terem ou não registros relacionados na tabela à direita. Nesse caso, as colunas relacionadas com a tabela da direita voltam nulos (NULL).</text:p>
      <text:p text:style-name="P13"/>
      <text:p text:style-name="P13">Um exemplo de uso LEFT JOIN:</text:p>
      <text:p text:style-name="P16"/>
      <text:p text:style-name="P16">SELECT p.uname,</text:p>
      <text:p text:style-name="P16">p.nome,</text:p>
      <text:p text:style-name="P16">a.pessoa,</text:p>
      <text:p text:style-name="P16">a.qtde</text:p>
      <text:p text:style-name="P16">from PESSOAS p</text:p>
      <text:p text:style-name="P16">LEFT JOIN ACESSOS a on p.uname=a.pessoa order by p.uname;</text:p>
      <text:p text:style-name="P13"/>
      <text:p text:style-name="P13">No exemplo acima, todos os registros da tabela PESSOAS serão listados, independente de terem ou não registros associados na tabela ACESSOS. Caso não existam registros associados na tabela ACESSOS, os campos <text:span text:style-name="T3">a.pessoa </text:span>e <text:span text:style-name="T3">a.qtde </text:span>retornarão NULL.</text:p>
      <text:p text:style-name="P13"/>
      <text:p text:style-name="P15">Right joins</text:p>
      <text:p text:style-name="P13">É o inverso do Left Join, ou seja, todos os registros da tabela à direita serão listados, independente de terem ou não registros relacionados na tabela à esquerda.</text:p>
      <text:p text:style-name="P13"/>
      <text:p text:style-name="P13">Um exemplo de uso RIGHT JOIN:</text:p>
      <text:p text:style-name="P16"/>
      <text:p text:style-name="P16">SELECT p.uname,</text:p>
      <text:p text:style-name="P16">p.nome,</text:p>
      <text:p text:style-name="P16">a.pessoa,</text:p>
      <text:p text:style-name="P16">a.qtde</text:p>
      <text:p text:style-name="P16">from pessoas p</text:p>
      <text:p text:style-name="P16">RIGHT JOIN acessos a on p.uname=a.pessoas order by p.uname;</text:p>
      <text:p text:style-name="P13"/>
      <text:p text:style-name="P13">Ou seja, todos os registros da tabela ACESSOS serão listados, e caso não haja correspondentes na tabela PESSOAS, a query devolve NULL para os campos p.uname e p.nome.</text:p>
      <text:p text:style-name="P11"><text:span text:style-name="Strong_20_Emphasis"><text:span text:style-name="T6"/></text:span></text:p>
      <text:p text:style-name="P11"><text:span text:style-name="Strong_20_Emphasis"><text:span text:style-name="T11"/></text:span></text:p>
      <text:p text:style-name="P4"><text:span text:style-name="Strong_20_Emphasis"><text:span text:style-name="T1">Matematicamente um Join provêm a operação fundamental em algebra relacional.</text:span></text:span></text:p>
      <text:p text:style-name="P4"><text:span text:style-name="Strong_20_Emphasis"><text:span text:style-name="T1"/></text:span></text:p>
      <text:p text:style-name="P4"><text:span text:style-name="Strong_20_Emphasis"><text:span text:style-name="T7"/></text:span></text:p>
      <text:p text:style-name="P41"><text:span text:style-name="Strong_20_Emphasis"><text:span text:style-name="T7">Tipos de junção</text:span></text:span></text:p>
      <text:p text:style-name="P24">Junção cruzada </text:p>
      <text:p text:style-name="P22">T1 CROSS JOIN T2</text:p>
      <text:p text:style-name="P23">Para cada combinação de linhas de T1 e T2, a tabela derivada contém uma linha formada por todas as colunas de T1 seguidas por todas as colunas de T2. Se as tabelas possuírem N e M linhas, respectivamente, a tabela juntada terá N * M linhas.</text:p>
      <text:p text:style-name="P23">FROM T1 CROSS JOIN T2 equivale a FROM T1, T2. </text:p>
      <text:p text:style-name="P4"><text:span text:style-name="Strong_20_Emphasis"><text:span text:style-name="T1">As palavras INNER e OUTER são opcionais em todas as formas. INNER é o padrão; LEFT, RIGHT e FULL implicam em junção externa.</text:span></text:span></text:p>
      <text:p text:style-name="Text_20_body">A <text:span text:style-name="T2">condição de junção</text:span> é especificada na cláusula ON ou USING, ou implicitamente pela palavra NATURAL. A condição de junção determina quais linhas das duas tabelas de origem são consideradas "correspondentes", conforme explicado detalhadamente abaixo.</text:p>
      <text:p text:style-name="P4"><text:span text:style-name="Strong_20_Emphasis"><text:span text:style-name="T1">Os tipos possíveis de junção qualificada são:</text:span></text:span></text:p>
      <text:p text:style-name="P24">INNER JOIN </text:p>
      <text:p text:style-name="P23">Para cada linha L1 de T1, a tabela juntada possui uma linha para cada linha de T2 que satisfaz a condição de junção com L1.</text:p>
      <text:p text:style-name="P24">LEFT OUTER JOIN </text:p>
      <text:p text:style-name="P23">Primeiro, é realizada uma junção interna. Depois, para cada linha de T1 que não satisfaz a condição de junção com nenhuma linha de T2, é adicionada uma linha juntada com valores nulos nas colunas de T2. Portanto, a tabela juntada possui, incondicionalmente, no mínimo uma linha para cada linha de T1.</text:p>
      <text:p text:style-name="P24">RIGHT OUTER JOIN </text:p>
      <text:p text:style-name="P23">Primeiro, é realizada uma junção interna. Depois, para cada linha de T2 que não satisfaz a condição de junção com nenhuma linha de T1, é adicionada uma linha juntada com valores nulos nas colunas de T1. É o oposto da junção esquerda: a tabela resultante possui, incondicionalmente, uma linha para cada linha de T2.</text:p>
      <text:p text:style-name="P24">FULL OUTER JOIN </text:p>
      <text:p text:style-name="P23">Primeiro, é realizada uma junção interna. Depois, para cada linha de T1 que não satisfaz a condição de junção com nenhuma linha de T2, é adicionada uma linha juntada com valores nulos nas colunas de T2. Também, para cada linha de T2 que não satisfaz a condição de junção com nenhuma linha de T1, é adicionada uma linha juntada com valores nulos nas colunas de T1.</text:p>
      <text:p text:style-name="P36"/>
      <text:p text:style-name="P35">Tipos de junção no PostgreSQL, no SQL Server, no Oracle e no DB2</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Tipo de junção</text:p>
            </table:table-cell>
            <table:table-cell table:style-name="Table4.A1" office:value-type="string">
              <text:p text:style-name="Table_20_Heading">PostgreSQL 8.0.0</text:p>
            </table:table-cell>
            <table:table-cell table:style-name="Table4.A1" office:value-type="string">
              <text:p text:style-name="Table_20_Heading">SQL Server 2000</text:p>
            </table:table-cell>
            <table:table-cell table:style-name="Table4.A1" office:value-type="string">
              <text:p text:style-name="Table_20_Heading">Oracle 10g</text:p>
            </table:table-cell>
            <table:table-cell table:style-name="Table4.E1" office:value-type="string">
              <text:p text:style-name="Table_20_Heading">DB2 8.1</text:p>
            </table:table-cell>
          </table:table-row>
        </table:table-header-rows>
        <table:table-row>
          <table:table-cell table:style-name="Table4.A2" office:value-type="string">
            <text:p text:style-name="Table_20_Contents">INN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LEFT OUT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RIGHT OUT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FULL OUT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INNER JOIN USING</text:p>
          </table:table-cell>
          <table:table-cell table:style-name="Table4.A2" office:value-type="string">
            <text:p text:style-name="Table_20_Contents">sim</text:p>
          </table:table-cell>
          <table:table-cell table:style-name="Table4.A2" office:value-type="string">
            <text:p text:style-name="Table_20_Contents">não</text:p>
          </table:table-cell>
          <table:table-cell table:style-name="Table4.A2" office:value-type="string">
            <text:p text:style-name="Table_20_Contents">sim</text:p>
          </table:table-cell>
          <table:table-cell table:style-name="Table4.E2" office:value-type="string">
            <text:p text:style-name="Table_20_Contents">não</text:p>
          </table:table-cell>
        </table:table-row>
        <table:table-row>
          <table:table-cell table:style-name="Table4.A2" office:value-type="string">
            <text:p text:style-name="Table_20_Contents">CROSS JOI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não</text:p>
          </table:table-cell>
        </table:table-row>
        <table:table-row>
          <table:table-cell table:style-name="Table4.A2" office:value-type="string">
            <text:p text:style-name="Table_20_Contents">NATURAL JOIN</text:p>
          </table:table-cell>
          <table:table-cell table:style-name="Table4.A2" office:value-type="string">
            <text:p text:style-name="Table_20_Contents">sim</text:p>
          </table:table-cell>
          <table:table-cell table:style-name="Table4.A2" office:value-type="string">
            <text:p text:style-name="Table_20_Contents">não</text:p>
          </table:table-cell>
          <table:table-cell table:style-name="Table4.A2" office:value-type="string">
            <text:p text:style-name="Table_20_Contents">sim</text:p>
          </table:table-cell>
          <table:table-cell table:style-name="Table4.E2" office:value-type="string">
            <text:p text:style-name="Table_20_Contents">não</text:p>
          </table:table-cell>
        </table:table-row>
      </table:table>
      <text:h text:style-name="P42" text:outline-level="3" text:is-list-header="true">Cláusula JOIN</text:h>
      <text:p text:style-name="P12"/>
      <text:p text:style-name="P13">A cláusula JOIN é empregada para permitir que um mesmo select recupere informações de mais de uma fonte de dados (tabelas, views, etc.). Em geral, as tabelas referenciadas possuem algum tipo de relacionamento entre elas, através de um ou mais campos que <text:span text:style-name="T12">definam a ligação entre uma tabela e a outra</text:span></text:p>
      <text:p text:style-name="P13">(integridade referencial).</text:p>
      <text:p text:style-name="P13"/>
      <text:p text:style-name="P13">Há duas maneiras de implementar um join:</text:p>
      <text:p text:style-name="P13"/>
      <text:p text:style-name="P13">- A primeira é chamada de <text:span text:style-name="T6">non-ANSI </text:span>ou estilo <text:span text:style-name="T5">theta</text:span>, que utiliza a cláusula WHERE para efetuar a junção de tabelas; </text:p>
      <text:p text:style-name="P13">- A segunda é chamada de <text:span text:style-name="T6">ANSI Join, </text:span>e é baseada no uso da cláusula JOIN propriamente dita.</text:p>
      <text:p text:style-name="P14"/>
      <text:p text:style-name="P14">Simples ligação</text:p>
      <text:p text:style-name="P14"/>
      <text:p text:style-name="P13">Um exemplo de JOIN em estilo <text:span text:style-name="T3">ANSI</text:span>:</text:p>
      <text:p text:style-name="P13"/>
      <text:p text:style-name="P16">SELECT p.uname, p.nome, a.qtde</text:p>
      <text:p text:style-name="P16">from PESSOAS p</text:p>
      <text:p text:style-name="P16">CROSS JOIN ACESSOS a;</text:p>
      <text:p text:style-name="Standard"/>
      <text:p text:style-name="P13">Um exemplo de JOIN em estilo <text:span text:style-name="T3">theta</text:span>:</text:p>
      <text:p text:style-name="P13"/>
      <text:p text:style-name="P16">SELECT p.uname, p.nome, a.qtde</text:p>
      <text:p text:style-name="P16">from PESSOAS p, ACESSOS a;</text:p>
      <text:p text:style-name="P13"/>
      <text:p text:style-name="P13">Note que na chamada ANSI utilizamos CROSS JOIN, que é a sintaxe utilizada para recuperar todos os registros das tabelas ligadas, formando um produto cartesiano. É basicamente um INNER JOIN (citado adiante) sem condições.</text:p>
      <text:p text:style-name="P13"/>
      <text:p text:style-name="P14">Tipos de junções </text:p>
      <text:p text:style-name="P15">Inner Joins</text:p>
      <text:p text:style-name="P13"/>
      <text:p text:style-name="P13">Somente as linhas/registros que satisfaçam a ligação determinada pelo JOIN serão recuperados pelo select, sendo assim, os registros que <text:span text:style-name="T6">não </text:span>se enquadram no <text:span text:style-name="T12">relacionamento definido pelo join </text:span><text:span text:style-name="T6">não serão</text:span></text:p>
      <text:p text:style-name="P13"><text:span text:style-name="T6">recuperados</text:span>.</text:p>
      <text:p text:style-name="P13"/>
      <text:p text:style-name="P13"/>
      <text:p text:style-name="P14"/>
      <text:p text:style-name="P33">Um exemplo de INNER JOIN em estilo ANSI:</text:p>
      <text:p text:style-name="P13"/>
      <text:p text:style-name="P17">SELECT p.uname,</text:p>
      <text:p text:style-name="P17">p.nome,</text:p>
      <text:p text:style-name="P17">a.qtde</text:p>
      <text:p text:style-name="P17">from PESSOAS p</text:p>
      <text:p text:style-name="P17"><text:span text:style-name="T1">INNER JOIN ACESSOS a on p.uname=a.pessoa </text:span>order by p.uname;</text:p>
      <text:p text:style-name="P13"/>
      <text:p text:style-name="P14">O mesmo JOIN em estilo theta:</text:p>
      <text:p text:style-name="P13"/>
      <text:p text:style-name="P17">SELECT p.uname,</text:p>
      <text:p text:style-name="P17">p.nome,</text:p>
      <text:p text:style-name="P17">a.qtde</text:p>
      <text:p text:style-name="P17">from PESSOAS p, ACESSOS a <text:span text:style-name="T6">WHERE p.uname = a.pessoa </text:span>order by p.uname;</text:p>
      <text:p text:style-name="P15"/>
      <text:p text:style-name="P15">Left Joins</text:p>
      <text:p text:style-name="P13">Através do uso do <text:span text:style-name="T6">LEFT</text:span>, todos os registros na tabela à esquerda da query serão listados, independente de terem ou não registros relacionados na tabela à direita. Nesse caso, as colunas relacionadas com a tabela da direita voltam nulos (NULL).</text:p>
      <text:p text:style-name="P13"/>
      <text:p text:style-name="P13">Um exemplo de uso LEFT JOIN:</text:p>
      <text:p text:style-name="P16"/>
      <text:p text:style-name="P16">SELECT p.uname,</text:p>
      <text:p text:style-name="P16">p.nome,</text:p>
      <text:p text:style-name="P16">a.pessoa,</text:p>
      <text:p text:style-name="P16">a.qtde</text:p>
      <text:p text:style-name="P16">from PESSOAS p</text:p>
      <text:p text:style-name="P16"><text:span text:style-name="T1">LEFT JOIN ACESSOS a on p.uname=a.pessoa </text:span>order by p.uname;</text:p>
      <text:p text:style-name="P13"/>
      <text:p text:style-name="P13">No exemplo acima, todos os registros da tabela PESSOAS serão listados, independente de terem ou não registros associados na tabela ACESSOS. Caso não existam registros associados na tabela ACESSOS, os campos <text:span text:style-name="T3">a.pessoa </text:span>e <text:span text:style-name="T3">a.qtde </text:span>retornarão NULL.</text:p>
      <text:p text:style-name="P13"/>
      <text:p text:style-name="P15">Right joins</text:p>
      <text:p text:style-name="P13">É o inverso do Left Join, ou seja, todos os registros da tabela à direita serão listados, independente de terem ou não registros relacionados na tabela à esquerda.</text:p>
      <text:p text:style-name="P13"/>
      <text:p text:style-name="P13">Um exemplo de uso RIGHT JOIN:</text:p>
      <text:p text:style-name="P16"/>
      <text:p text:style-name="P16">SELECT p.uname,</text:p>
      <text:p text:style-name="P16">p.nome,</text:p>
      <text:p text:style-name="P16">a.pessoa,</text:p>
      <text:p text:style-name="P16">a.qtde</text:p>
      <text:p text:style-name="P16">from pessoas p</text:p>
      <text:p text:style-name="P16"><text:span text:style-name="T1">RIGHT JOIN acessos a on p.uname=a.pessoas </text:span>order by p.uname;</text:p>
      <text:p text:style-name="P13"/>
      <text:p text:style-name="P13">Ou seja, todos os registros da tabela ACESSOS serão listados, e caso não haja correspondentes na tabela PESSOAS, a query devolve NULL para os campos p.uname e p.nome.</text:p>
      <text:p text:style-name="P11"><text:span text:style-name="Strong_20_Emphasis"><text:span text:style-name="T11"/></text:span></text:p>
      <text:p text:style-name="P4"><text:span text:style-name="Strong_20_Emphasis"><text:span text:style-name="T6"/></text:span></text:p>
      <text:p text:style-name="P41"><text:span text:style-name="Strong_20_Emphasis"><text:span text:style-name="T6">1) Utilizando Apelidos para as tabelas </text:span></text:span></text:p>
      <text:p text:style-name="P4"><text:span text:style-name="Strong_20_Emphasis"><text:span text:style-name="T1"/></text:span></text:p>
      <text:p text:style-name="P4"><text:span text:style-name="Strong_20_Emphasis"><text:span text:style-name="T1">Quando realizamos consultas em várias tabelas fica menor a consulta se adotarmos apelidos para as tabelas. </text:span></text:span></text:p>
      <text:p text:style-name="P4"><text:span text:style-name="Strong_20_Emphasis"><text:span text:style-name="T1">Por exemplo: vamos realizar uma consulta que envolve as tabelas: alunos e notas, então podemos usar os apelidos: a e n. Mas isso é algo opcional.</text:span></text:span></text:p>
      <text:p text:style-name="Standard"><text:span text:style-name="Strong_20_Emphasis"><text:span text:style-name="T8"/></text:span></text:p>
      <text:p text:style-name="Standard"><text:span text:style-name="Strong_20_Emphasis"><text:span text:style-name="T9">\c dml</text:span></text:span></text:p>
      <text:p text:style-name="Standard"><text:span text:style-name="Strong_20_Emphasis"><text:span text:style-name="T9">create table alunos(codaluno int, nome varchar(45));</text:span></text:span></text:p>
      <text:p text:style-name="Standard"><text:span text:style-name="Strong_20_Emphasis"><text:span text:style-name="T9">create table notas(codaluno int, nota1 numeric(4,2));</text:span></text:span></text:p>
      <text:p text:style-name="Standard"><text:span text:style-name="Strong_20_Emphasis"><text:span text:style-name="T8"/></text:span></text:p>
      <text:p text:style-name="Standard"><text:span text:style-name="Strong_20_Emphasis"><text:span text:style-name="T9">insert into alunos(codaluno, nome) values (1, 'João Pereira Brito');</text:span></text:span></text:p>
      <text:p text:style-name="Standard"><text:span text:style-name="Strong_20_Emphasis"><text:span text:style-name="T9">insert into alunos(codaluno, nome) values (2, 'Roberto Pereira Brito');</text:span></text:span></text:p>
      <text:p text:style-name="Standard"><text:span text:style-name="Strong_20_Emphasis"><text:span text:style-name="T9">insert into alunos(codaluno, nome) values (3, 'Manoel Pereira Brito');</text:span></text:span></text:p>
      <text:p text:style-name="Standard"><text:span text:style-name="Strong_20_Emphasis"><text:span text:style-name="T9">insert into alunos(codaluno, nome) values (4, 'Pedro Pereira Brito');</text:span></text:span></text:p>
      <text:p text:style-name="Standard"><text:span text:style-name="Strong_20_Emphasis"><text:span text:style-name="T9">insert into alunos(codaluno, nome) values (5, 'Francisco Pereira Brito');</text:span></text:span></text:p>
      <text:p text:style-name="Standard"><text:span text:style-name="Strong_20_Emphasis"><text:span text:style-name="T8"/></text:span></text:p>
      <text:p text:style-name="Standard"><text:span text:style-name="Strong_20_Emphasis"><text:span text:style-name="T9">insert into notas (codaluno, nota1) values (1, 7);</text:span></text:span></text:p>
      <text:p text:style-name="Standard"><text:span text:style-name="Strong_20_Emphasis"><text:span text:style-name="T9">insert into notas (codaluno, nota1) values (2, 5);</text:span></text:span></text:p>
      <text:p text:style-name="Standard"><text:span text:style-name="Strong_20_Emphasis"><text:span text:style-name="T9">insert into notas (codaluno, nota1) values (3, 8);</text:span></text:span></text:p>
      <text:p text:style-name="Standard"><text:span text:style-name="Strong_20_Emphasis"><text:span text:style-name="T9">insert into notas (codaluno, nota1) values (4, 6);</text:span></text:span></text:p>
      <text:p text:style-name="Standard"><text:span text:style-name="Strong_20_Emphasis"><text:span text:style-name="T9">insert into notas (codaluno, nota1) values (5, 9);</text:span></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Quero trazer alunos e notas:</text:span></text:span></text:p>
      <text:p text:style-name="Standard"><text:span text:style-name="Strong_20_Emphasis"><text:span text:style-name="T8"><text:line-break/></text:span></text:span><text:span text:style-name="Strong_20_Emphasis"><text:span text:style-name="T9">SELECT a.nome, n.nota1</text:span></text:span></text:p>
      <text:p text:style-name="Standard"><text:span text:style-name="Strong_20_Emphasis"><text:span text:style-name="T9">FROM alunos a </text:span></text:span></text:p>
      <text:p text:style-name="Standard"><text:span text:style-name="Strong_20_Emphasis"><text:span text:style-name="T9">INNER JOIN notas n ON a.codaluno = n.codaluno order by nota1;<text:line-break/></text:span></text:span></text:p>
      <text:p text:style-name="Standard"><text:span text:style-name="Strong_20_Emphasis"><text:span text:style-name="T9"/></text:span></text:p>
      <text:p text:style-name="P4"><text:span text:style-name="Strong_20_Emphasis"><text:span text:style-name="T6">2) Cruzando dados entre tabelas distintas</text:span></text:span></text:p>
      <text:p text:style-name="P4"><text:span text:style-name="Strong_20_Emphasis"><text:span text:style-name="T1"/></text:span></text:p>
      <text:p text:style-name="Standard">SELECT a.nome, n.nota1</text:p>
      <text:p text:style-name="Standard">FROM alunos a, notas n </text:p>
      <text:p text:style-name="Standard">WHERE a.codaluno = n.codaluno order by nota1;</text:p>
      <text:p text:style-name="Standard"/>
      <text:p text:style-name="P6">As junções SQL são utilizadas quando precisamos selecionar dados de duas ou mais tabelas.</text:p>
      <text:p text:style-name="Standard">Existem as junções com estilo non-ANSI ou theta (junção com WHERE sem usar explicitamente a cláusula JOIN)</text:p>
      <text:p text:style-name="Standard"/>
      <text:p text:style-name="P9"><text:span text:style-name="Strong_20_Emphasis"><text:span text:style-name="T6"/></text:span></text:p>
      <text:p text:style-name="P4"><text:soft-page-break/><text:span text:style-name="Strong_20_Emphasis"><text:span text:style-name="T6">3) Entendendo os Tipos de Join disponíveis</text:span></text:span></text:p>
      <text:p text:style-name="Standard"/>
      <text:p text:style-name="Standard">As junções ANSI join (com JOIN explícito). </text:p>
      <text:p text:style-name="Standard">As junções ANSI podem ser de dois tipos, as INNER e as OUTER, que se subdividem em </text:p>
      <text:p text:style-name="Standard">INNER, OUTER, LEFT e RIGHT. </text:p>
      <text:p text:style-name="Standard">A padrão é a INNER JOIN. INNER JOIN pode ser escrito com apenas JOIN.</text:p>
      <text:p text:style-name="Standard"/>
      <text:p text:style-name="P10">Tipos de Junção Suportados pelo PostgreSQL:</text:p>
      <text:p text:style-name="Standard"/>
      <text:p text:style-name="Standard">INNER JOIN:</text:p>
      <text:p text:style-name="Standard"><text:tab/>- NATURAL JOIN</text:p>
      <text:p text:style-name="Standard"><text:tab/>- CROSS JOIN</text:p>
      <text:p text:style-name="Standard"/>
      <text:p text:style-name="Standard">OUTER JOIN</text:p>
      <text:p text:style-name="Standard"><text:tab/>- LEFT JOIN</text:p>
      <text:p text:style-name="Standard"><text:tab/>- RIGHT JOIN</text:p>
      <text:p text:style-name="Standard"><text:tab/>- FULL JOIN</text:p>
      <text:p text:style-name="P9"><text:span text:style-name="Strong_20_Emphasis"><text:span text:style-name="T6"/></text:span></text:p>
      <text:p text:style-name="P4"><text:span text:style-name="Strong_20_Emphasis"><text:span text:style-name="T6">4) Trabalhando com CROSS JOIN </text:span></text:span></text:p>
      <text:p text:style-name="Standard"/>
      <text:p text:style-name="Standard">Chamado também de cartesiano Join ou produto. Um cross join retorna o produto cartesiano do conjunto de registros das duas tabelas da junção.</text:p>
      <text:p text:style-name="Standard"/>
      <text:p text:style-name="Standard">Se A e B são dois conjuntos então cross join será AxB.</text:p>
      <text:p text:style-name="Standard"/>
      <text:p text:style-name="P10"/>
      <text:p text:style-name="P10">Cross Join Explícito:</text:p>
      <text:p text:style-name="Standard"/>
      <text:p text:style-name="Standard">SELECT *</text:p>
      <text:p text:style-name="Standard">FROM funcionarios CROSS JOIN departamentos;</text:p>
      <text:p text:style-name="Standard"/>
      <text:p text:style-name="P10">Cross Join Implícito:</text:p>
      <text:p text:style-name="Standard"/>
      <text:p text:style-name="Standard">SELECT *</text:p>
      <text:p text:style-name="Standard">FROM funcionarios, departamentos;</text:p>
      <text:p text:style-name="Standard"/>
      <text:p text:style-name="P10">Outros Exemplos:</text:p>
      <text:p text:style-name="Standard"/>
      <text:p text:style-name="Standard">SELECT p.maricula, p.senha, d.departamento FROM pessoal p CROSS JOIN departamento d;<text:line-break/></text:p>
      <text:p text:style-name="P10"/>
      <text:p text:style-name="P10"/>
      <text:p text:style-name="P31"/>
      <text:p text:style-name="Standard"><text:span text:style-name="T6">INNER JOIN</text:span> - Onde todos os registros que satisfazem à condição serão retornados.<text:line-break/><text:line-break/><text:span text:style-name="T6">Exemplo:</text:span><text:line-break/>SELECT p.siape, p.nome, l.lotacao<text:line-break/>FROM pessoal p INNER JOIN lotacoes l<text:line-break/>ON p.siape = l.siape ORDER BY p.siape;<text:line-break/><text:line-break/><text:span text:style-name="T6">Exemplo no estilo theta (non-ANSI):</text:span></text:p>
      <text:p text:style-name="Standard"><text:line-break/>SELECT p.matricula, p.nome, d.departamento<text:line-break/>FROM pessoal p, departamento d<text:line-break/>WHERE p.matricula = d.matricula ORDER BY p.matricula;</text:p>
      <text:p text:style-name="Standard"><text:line-break/></text:p>
      <text:p text:style-name="P10">OUTER JOIN que se divide em LEFT OUTER JOIN e RIGHT OUTER JOIN</text:p>
      <text:p text:style-name="Standard"/>
      <text:p text:style-name="Standard"><text:span text:style-name="T6">LEFT OUTER JOIN</text:span> ou simplesmente LEFT JOIN - Somente os registros da tabela da esquerda (left) serão retornados, tendo ou não registros relacionados na tabela da direita.</text:p>
      <text:p text:style-name="Standard"/>
      <text:p text:style-name="Standard">Primeiro, é realizada uma junção interna. Depois, para cada linha de T1 que não satisfaz a condição de junção com nenhuma linha de T2, é adicionada uma linha juntada com valores nulos nas colunas de T2. Portanto, a tabela juntada possui, incondicionalmente, no mínimo uma linha para cada linha de T1.</text:p>
      <text:p text:style-name="Standard"/>
      <text:p text:style-name="Standard">A tabela à esquerda do operador de junção exibirá cada um dos seus registros, enquanto que a da direita exibirá somente seus registros que tenham correspondentes aos da tabela da esquerda.<text:line-break/>Para os registros da direita que não tenham correspondentes na esquerda serão colocados valores NULL.</text:p>
      <text:p text:style-name="Standard"/>
      <text:p text:style-name="Standard"><text:span text:style-name="T6">Exemplo (voltar todos somente de pessoal):</text:span><text:line-break/></text:p>
      <text:p text:style-name="Standard">SELECT p.matricula, p.nome, d.departamentos<text:line-break/>FROM pessoal p LEFT JOIN departamentos d<text:line-break/>ON p.siape = d.matricula ORDER BY p.matricula ;</text:p>
      <text:p text:style-name="Standard"/>
      <text:p text:style-name="Standard">Veja que pessoal fica à esquerda em “FROM pessoal p LEFT JOIN departamentos d”.</text:p>
      <text:p text:style-name="Standard"/>
      <text:p text:style-name="P10"/>
      <text:p text:style-name="Standard"><text:span text:style-name="T6">RIGHT OUTER JOIN</text:span><text:line-break/>Inverso do LEFT, este retorna todos os registros somente da tabela da direita (right).<text:line-break/>Primeiro, é realizada uma junção interna. Depois, para cada linha de T2 que não satisfaz a condição de junção com nenhuma linha de T1, é adicionada uma linha juntada com valores nulos nas colunas de T1. É o oposto da junção esquerda: a tabela resultante possui, incondicionalmente, uma linha para cada linha de T2.</text:p>
      <text:p text:style-name="P10"><text:soft-page-break/>Exemplo (retornar somente os registros de lotacoes):</text:p>
      <text:p text:style-name="Standard"/>
      <text:p text:style-name="Standard">SELECT p.matricula, p.nome, d.departamentos<text:line-break/>FROM pessoal p RIGHT JOIN departamentos d<text:line-break/>ON p.siape = d.matricula ORDER BY p.nome;</text:p>
      <text:p text:style-name="Standard"/>
      <text:p text:style-name="P10"/>
      <text:p text:style-name="Standard"><text:span text:style-name="T6">FULL OUTER JOIN</text:span><text:line-break/>Primeiro, é realizada uma junção interna. Depois, para cada linha de T1 que não satisfaz a condição de junção com nenhuma linha de T2, é adicionada uma linha juntada com valores nulos nas colunas de T2. Também, para cada linha de T2 que não satisfaz a condição de junção com nenhuma linha de T1, é adicionada uma linha juntada com valores nulos nas colunas de T1.</text:p>
      <text:p text:style-name="Standard">E também as:<text:line-break/></text:p>
      <text:p text:style-name="P4"><text:span text:style-name="Strong_20_Emphasis"><text:span text:style-name="T1"/></text:span></text:p>
      <text:p text:style-name="P4"><text:span text:style-name="Strong_20_Emphasis"><text:span text:style-name="T6">5) Trabalhando com INNER e OUTER JOINs </text:span></text:span></text:p>
      <text:p text:style-name="P10"/>
      <text:p text:style-name="P10">INNER JOIN</text:p>
      <text:p text:style-name="Standard"/>
      <text:p text:style-name="Standard">Um exemplo de um inner join !<text:line-break/>Vamos supor a seguinte estrutura de tabelas:<text:line-break/>Temos as tabelas alunos, notas e frequencias<text:line-break/>Alunos Notas Frequencias<text:line-break/><text:line-break/>CodAluno CodNotas CodFrequencia <text:line-break/>Nome CodAluno CodAluno <text:line-break/>Endereco Nota1 Freq1 <text:line-break/>Fone Nota2 Freq2 <text:line-break/><text:line-break/>Para você selecionar vamos supor:<text:line-break/><text:line-break/>O nome do aluno com a nota 1 e frequencia 1; o SELECT seria assim:<text:line-break/><text:line-break/></text:p>
      <text:p text:style-name="Standard"/>
      <text:p text:style-name="Standard">SELECT A.Nome, N.Nota1, F.Freq1<text:line-break/>FROM Alunos A<text:line-break/>INNER JOIN Notas N ON A.CodAluno = N.CodAluno<text:line-break/>INNER JOIN Frequencias F ON A.CodAluno = F.CodAluno<text:line-break/><text:line-break/>Isso buscaria de TODOS os Alunos sem excessão, o Nome, Nota1 e Freq1.<text:line-break/>Agora se vc quisesse trazer de um determinado aluno, bastaria você acrescentar a seguinte linha:<text:line-break/>WHERE A.CodAluno = ???? </text:p>
      <text:p text:style-name="P9"><text:span text:style-name="Strong_20_Emphasis"><text:span text:style-name="T1"/></text:span></text:p>
      <text:p text:style-name="P4"><text:span text:style-name="Strong_20_Emphasis"><text:span text:style-name="T6"/></text:span></text:p>
      <text:p text:style-name="P41"><text:span text:style-name="Strong_20_Emphasis"><text:span text:style-name="T6">6) Trabalhando com NATURAL JOIN </text:span></text:span></text:p>
      <text:p text:style-name="P9"><text:span text:style-name="Strong_20_Emphasis"><text:span text:style-name="T1"/></text:span></text:p>
      <text:p text:style-name="P9"><text:span text:style-name="Strong_20_Emphasis"><text:span text:style-name="T1">É uma especialização do Equi-Join e NATURAL é uma forma abreviada de USING. Comparam-se ambas as tabelas do join e o resultado conterá somente uma coluna de cada par de colunas de mesmo nome.</text:span></text:span></text:p>
      <text:p text:style-name="P9"><text:span text:style-name="Strong_20_Emphasis"><text:span text:style-name="T1"/></text:span></text:p>
      <text:p text:style-name="P9"><text:span text:style-name="Strong_20_Emphasis"><text:span text:style-name="T1">Exemplo:</text:span></text:span></text:p>
      <text:p text:style-name="P9"><text:span text:style-name="Strong_20_Emphasis"><text:span text:style-name="T1"/></text:span></text:p>
      <text:p text:style-name="P9"><text:span text:style-name="Strong_20_Emphasis"><text:span text:style-name="T1">Tendo como base as duas tabelas:</text:span></text:span></text:p>
      <text:p text:style-name="P9"><text:span text:style-name="Strong_20_Emphasis"><text:span text:style-name="T1"/></text:span></text:p>
      <text:p text:style-name="P5">Employee</text:p>
      <table:table table:name="Table2" table:style-name="Table2">
        <table:table-column table:style-name="Table2.A"/>
        <table:table-column table:style-name="Table2.B"/>
        <table:table-row>
          <table:table-cell table:style-name="Table2.A1" office:value-type="string">
            <text:p text:style-name="Table_20_Heading">LastName</text:p>
          </table:table-cell>
          <table:table-cell table:style-name="Table2.A1" office:value-type="string">
            <text:p text:style-name="Table_20_Heading">DepartmentID</text:p>
          </table:table-cell>
        </table:table-row>
        <table:table-row>
          <table:table-cell table:style-name="Table2.A1" office:value-type="string">
            <text:p text:style-name="Table_20_Contents">Rafferty</text:p>
          </table:table-cell>
          <table:table-cell table:style-name="Table2.A1" office:value-type="string">
            <text:p text:style-name="Table_20_Contents">31</text:p>
          </table:table-cell>
        </table:table-row>
        <table:table-row>
          <table:table-cell table:style-name="Table2.A1" office:value-type="string">
            <text:p text:style-name="Table_20_Contents">Jones</text:p>
          </table:table-cell>
          <table:table-cell table:style-name="Table2.A1" office:value-type="string">
            <text:p text:style-name="Table_20_Contents">33</text:p>
          </table:table-cell>
        </table:table-row>
        <table:table-row>
          <table:table-cell table:style-name="Table2.A1" office:value-type="string">
            <text:p text:style-name="Table_20_Contents">Steinberg</text:p>
          </table:table-cell>
          <table:table-cell table:style-name="Table2.A1" office:value-type="string">
            <text:p text:style-name="Table_20_Contents">33</text:p>
          </table:table-cell>
        </table:table-row>
        <table:table-row>
          <table:table-cell table:style-name="Table2.A1" office:value-type="string">
            <text:p text:style-name="Table_20_Contents">Robinson</text:p>
          </table:table-cell>
          <table:table-cell table:style-name="Table2.A1" office:value-type="string">
            <text:p text:style-name="Table_20_Contents">34</text:p>
          </table:table-cell>
        </table:table-row>
        <table:table-row>
          <table:table-cell table:style-name="Table2.A1" office:value-type="string">
            <text:p text:style-name="Table_20_Contents">Smith</text:p>
          </table:table-cell>
          <table:table-cell table:style-name="Table2.A1" office:value-type="string">
            <text:p text:style-name="Table_20_Contents">34</text:p>
          </table:table-cell>
        </table:table-row>
        <table:table-row>
          <table:table-cell table:style-name="Table2.A1" office:value-type="string">
            <text:p text:style-name="Table_20_Contents">Jasper</text:p>
          </table:table-cell>
          <table:table-cell table:style-name="Table2.A1" office:value-type="string">
            <text:p text:style-name="Table_20_Contents">36</text:p>
          </table:table-cell>
        </table:table-row>
      </table:table>
      <text:p text:style-name="P20"/>
      <text:p text:style-name="P21">Department</text:p>
      <text:p text:style-name="P20"/>
      <table:table table:name="Table3" table:style-name="Table3">
        <table:table-column table:style-name="Table3.A"/>
        <table:table-column table:style-name="Table3.B"/>
        <table:table-row>
          <table:table-cell table:style-name="Table3.A1" office:value-type="string">
            <text:p text:style-name="Table_20_Heading">DepartmentID</text:p>
          </table:table-cell>
          <table:table-cell table:style-name="Table3.A1" office:value-type="string">
            <text:p text:style-name="Table_20_Heading">DepartmentName</text:p>
          </table:table-cell>
        </table:table-row>
        <table:table-row>
          <table:table-cell table:style-name="Table3.A1" office:value-type="string">
            <text:p text:style-name="Table_20_Contents">31</text:p>
          </table:table-cell>
          <table:table-cell table:style-name="Table3.A1" office:value-type="string">
            <text:p text:style-name="Table_20_Contents">Sales</text:p>
          </table:table-cell>
        </table:table-row>
        <table:table-row>
          <table:table-cell table:style-name="Table3.A1" office:value-type="string">
            <text:p text:style-name="Table_20_Contents">33</text:p>
          </table:table-cell>
          <table:table-cell table:style-name="Table3.A1" office:value-type="string">
            <text:p text:style-name="Table_20_Contents">Engineering</text:p>
          </table:table-cell>
        </table:table-row>
        <table:table-row>
          <table:table-cell table:style-name="Table3.A1" office:value-type="string">
            <text:p text:style-name="Table_20_Contents">34</text:p>
          </table:table-cell>
          <table:table-cell table:style-name="Table3.A1" office:value-type="string">
            <text:p text:style-name="Table_20_Contents">Clerical</text:p>
          </table:table-cell>
        </table:table-row>
        <table:table-row>
          <table:table-cell table:style-name="Table3.A1" office:value-type="string">
            <text:p text:style-name="Table_20_Contents">35</text:p>
          </table:table-cell>
          <table:table-cell table:style-name="Table3.A1" office:value-type="string">
            <text:p text:style-name="Table_20_Contents">Marketing</text:p>
          </table:table-cell>
        </table:table-row>
      </table:table>
      <text:p text:style-name="Text_20_body"><text:span text:style-name="Strong_20_Emphasis"><text:span text:style-name="T1"/></text:span></text:p>
      <text:p text:style-name="Standard">SELECT *</text:p>
      <text:p text:style-name="Preformatted_20_Text">FROM employee NATURAL JOIN department;</text:p>
      <text:p text:style-name="Text_20_body"/>
      <text:p text:style-name="Text_20_body">Somente um campo DepartmentID aparece na tabela resultante.</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DepartmentID</text:p>
          </table:table-cell>
          <table:table-cell table:style-name="Table1.A1" office:value-type="string">
            <text:p text:style-name="Table_20_Heading">Employee.LastName</text:p>
          </table:table-cell>
          <table:table-cell table:style-name="Table1.A1" office:value-type="string">
            <text:p text:style-name="Table_20_Heading">Department.DepartmentName</text:p>
          </table:table-cell>
        </table:table-row>
        <table:table-row>
          <table:table-cell table:style-name="Table1.A1" office:value-type="string">
            <text:p text:style-name="Table_20_Contents">34</text:p>
          </table:table-cell>
          <table:table-cell table:style-name="Table1.A1" office:value-type="string">
            <text:p text:style-name="Table_20_Contents">Smith</text:p>
          </table:table-cell>
          <table:table-cell table:style-name="Table1.A1" office:value-type="string">
            <text:p text:style-name="Table_20_Contents">Clerical</text:p>
          </table:table-cell>
        </table:table-row>
        <table:table-row>
          <table:table-cell table:style-name="Table1.A1" office:value-type="string">
            <text:p text:style-name="Table_20_Contents">33</text:p>
          </table:table-cell>
          <table:table-cell table:style-name="Table1.A1" office:value-type="string">
            <text:p text:style-name="Table_20_Contents">Jones</text:p>
          </table:table-cell>
          <table:table-cell table:style-name="Table1.A1" office:value-type="string">
            <text:p text:style-name="Table_20_Contents">Engineering</text:p>
          </table:table-cell>
        </table:table-row>
        <table:table-row>
          <table:table-cell table:style-name="Table1.A1" office:value-type="string">
            <text:p text:style-name="Table_20_Contents">34</text:p>
          </table:table-cell>
          <table:table-cell table:style-name="Table1.A1" office:value-type="string">
            <text:p text:style-name="Table_20_Contents">Robinson</text:p>
          </table:table-cell>
          <table:table-cell table:style-name="Table1.A1" office:value-type="string">
            <text:p text:style-name="Table_20_Contents">Clerical</text:p>
          </table:table-cell>
        </table:table-row>
        <table:table-row>
          <table:table-cell table:style-name="Table1.A1" office:value-type="string">
            <text:p text:style-name="Table_20_Contents">33</text:p>
          </table:table-cell>
          <table:table-cell table:style-name="Table1.A1" office:value-type="string">
            <text:p text:style-name="Table_20_Contents">Steinberg</text:p>
          </table:table-cell>
          <table:table-cell table:style-name="Table1.A1" office:value-type="string">
            <text:p text:style-name="Table_20_Contents">Engineering</text:p>
          </table:table-cell>
        </table:table-row>
        <table:table-row>
          <table:table-cell table:style-name="Table1.A1" office:value-type="string">
            <text:p text:style-name="Table_20_Contents">31</text:p>
          </table:table-cell>
          <table:table-cell table:style-name="Table1.A1" office:value-type="string">
            <text:p text:style-name="Table_20_Contents">Rafferty</text:p>
          </table:table-cell>
          <table:table-cell table:style-name="Table1.A1" office:value-type="string">
            <text:p text:style-name="Table_20_Contents">Sales</text:p>
          </table:table-cell>
        </table:table-row>
      </table:table>
      <text:p text:style-name="P9"><text:span text:style-name="Strong_20_Emphasis"><text:span text:style-name="T1"/></text:span></text:p>
      <text:p text:style-name="P9"><text:span text:style-name="Strong_20_Emphasis"><text:span text:style-name="T1"/></text:span></text:p>
      <text:p text:style-name="P9"><text:span text:style-name="Strong_20_Emphasis"><text:span text:style-name="T1"/></text:span></text:p>
      <text:p text:style-name="P9"><text:soft-page-break/><text:span text:style-name="Strong_20_Emphasis"><text:span text:style-name="T6">Mais informações em:</text:span></text:span><text:span text:style-name="Strong_20_Emphasis"><text:span text:style-name="T1"> <text:line-break/></text:span></text:span><text:a xlink:type="simple" xlink:href="http://www.w3schools.com/sql/sql_join.asp" text:style-name="Internet_20_link" text:visited-style-name="Visited_20_Internet_20_Link"><text:span text:style-name="Strong_20_Emphasis"><text:span text:style-name="T1">http://www.w3schools.com/sql/sql_join.asp</text:span></text:span></text:a><text:span text:style-name="Strong_20_Emphasis"><text:span text:style-name="T1"> <text:line-break/></text:span></text:span><text:a xlink:type="simple" xlink:href="http://en.wikipedia.org/wiki/Join_(SQL" text:style-name="Internet_20_link" text:visited-style-name="Visited_20_Internet_20_Link"><text:span text:style-name="Strong_20_Emphasis"><text:span text:style-name="T1">http://en.wikipedia.org/wiki/Join_(SQL</text:span></text:span></text:a><text:span text:style-name="Strong_20_Emphasis"><text:span text:style-name="T1">)<text:line-break/></text:span></text:span><text:a xlink:type="simple" xlink:href="http://www.postgresql.org/docs/8.2/static/tutorial-join.html" text:style-name="Internet_20_link" text:visited-style-name="Visited_20_Internet_20_Link"><text:span text:style-name="Strong_20_Emphasis"><text:span text:style-name="T1">http://www.postgresql.org/docs/8.2/static/tutorial-join.html</text:span></text:span></text:a></text:p>
      <text:p text:style-name="P9"><text:a xlink:type="simple" xlink:href="http://www.postgresql.org/docs/current/static/queries-table-expressions.html" text:style-name="Internet_20_link" text:visited-style-name="Visited_20_Internet_20_Link"><text:span text:style-name="Strong_20_Emphasis"><text:span text:style-name="T1">http://www.postgresql.org/docs/current/static/queries-table-expressions.html</text:span></text:span></text:a><text:span text:style-name="Strong_20_Emphasis"><text:span text:style-name="T1"> <text:line-break/></text:span></text:span><text:a xlink:type="simple" xlink:href="http://pgdocptbr.sourceforge.net/pg80/tutorial-join.html" text:style-name="Internet_20_link" text:visited-style-name="Visited_20_Internet_20_Link"><text:span text:style-name="Strong_20_Emphasis"><text:span text:style-name="T1">http://pgdocptbr.sourceforge.net/pg80/tutorial-join.html</text:span></text:span></text:a></text:p>
      <text:p text:style-name="P9"><text:a xlink:type="simple" xlink:href="http://pgdocptbr.sourceforge.net/pg80/queries-table-expressions.html" text:style-name="Internet_20_link" text:visited-style-name="Visited_20_Internet_20_Link"><text:span text:style-name="Strong_20_Emphasis"><text:span text:style-name="T1">http://pgdocptbr.sourceforge.net/pg80/queries-table-expressions.html</text:span></text:span></text:a></text:p>
      <text:p text:style-name="P9"><text:span text:style-name="Strong_20_Emphasis"><text:span text:style-name="T1"/></text:span></text:p>
      <text:p text:style-name="P9"><text:span text:style-name="Strong_20_Emphasis"><text:span text:style-name="T1"/></text:span></text:p>
      <text:p text:style-name="P9"><text:span text:style-name="Strong_20_Emphasis"><text:span text:style-name="T1"/></text:span></text:p>
      <text:h text:style-name="P43" text:outline-level="2" text:is-list-header="true">Junção entre tabelas no PostgreSQL - Daniel Oslei </text:h>
      <text:section text:style-name="Sect1" text:name="strConteudo">
        <text:p text:style-name="Text_20_body">A compreensão da real utilidade da junção de tabelas no estudo de banco de dados, e de que forma isto é feito, é um obstáculo para muitos estudantes. A dúvida mais constante a cerca do assunto é com o comando SQL conhecido como JOIN. Já recebi vários e-mails contendo dúvidas relacionadas a utilização correta dos JOINs. Por isso, o objetivo de hoje é esclarecer com uma seqüência de exemplos os tipos de junções de tabelas possíveis no PostgreSQL.</text:p>
        <text:p text:style-name="P40">Completo em <text:a xlink:type="simple" xlink:href="https://imasters.com.br/artigo/2867/postgresql/juncao-entre-tabelas-no-postgresql" text:style-name="Internet_20_link" text:visited-style-name="Visited_20_Internet_20_Link">https://imasters.com.br/artigo/2867/postgresql/juncao-entre-tabelas-no-postgresql</text:a> </text:p>
        <text:p text:style-name="P40">Parte 2 - <text:a xlink:type="simple" xlink:href="https://imasters.com.br/artigo/2870/postgresql/juncao-entre-tabelas-no-postgresql-parte-02" text:style-name="Internet_20_link" text:visited-style-name="Visited_20_Internet_20_Link">https://imasters.com.br/artigo/2870/postgresql/juncao-entre-tabelas-no-postgresql-parte-02</text:a> </text:p>
      </text:section>
      <text:h text:style-name="Heading_20_1" text:outline-level="1" text:is-list-header="true"/>
      <text:p text:style-name="P19">Join</text:p>
      <text:p text:style-name="P18"/>
      <text:p text:style-name="P18">Non-equijoin – função de unir tabelas sem campos em comun.</text:p>
      <text:p text:style-name="P18"/>
      <text:p text:style-name="P18">select a.nome, b.codigo</text:p>
      <text:p text:style-name="P18"><text:tab/>from cd a, cd, cat b</text:p>
      <text:p text:style-name="P18"><text:tab/>where a.preco between b.menor_preco and b.maior_preco;</text:p>
      <text:p text:style-name="P18"/>
      <text:p text:style-name="P18"/>
      <text:p text:style-name="P19">União Regular (inner join ou equi-join)</text:p>
      <text:p text:style-name="P18"/>
      <text:p text:style-name="P18">São os join que tem a cláusula WHERE unindo a PK com a FK das tabelas afetadas.</text:p>
      <text:p text:style-name="P18"/>
      <text:p text:style-name="P18">select cd.cod, gravadora.nome</text:p>
      <text:p text:style-name="P18"><text:tab/>from cd, gravadora</text:p>
      <text:p text:style-name="P18"><text:tab/>where cd.cod_grav = gradora.cod_grav;</text:p>
      <text:p text:style-name="P18"/>
      <text:p text:style-name="P18"/>
      <text:p text:style-name="P18">Sintaxe alternativa (quando a PK e a FK têm o mesmo nome):</text:p>
      <text:p text:style-name="P18"/>
      <text:p text:style-name="P18">select cd.cod, gravadora.nome</text:p>
      <text:p text:style-name="P18"><text:tab/>from cd natural join gravadora;</text:p>
      <text:p text:style-name="P18"/>
      <text:p text:style-name="P18"/>
      <text:p text:style-name="P19">Apelidos em Tabelas</text:p>
      <text:p text:style-name="P18"/>
      <text:p text:style-name="P18">select a.codigo, b.nome</text:p>
      <text:p text:style-name="P18"><text:tab/>from cd a, gravadora b</text:p>
      <text:p text:style-name="P18"><text:tab/>where a.codigo = b.codigo;</text:p>
      <text:p text:style-name="P18"/>
      <text:p text:style-name="P19">Unindo mais de duas Tabelas</text:p>
      <text:p text:style-name="P18"/>
      <text:p text:style-name="P18">select a.nome, b.numero, c.nome</text:p>
      <text:p text:style-name="P18"><text:soft-page-break/><text:tab/>from cd a, faixa b, musica c</text:p>
      <text:p text:style-name="P18"><text:tab/>where a.codigo in(1,2)</text:p>
      <text:p text:style-name="P18"><text:tab/>and a.codigo = b.codigo</text:p>
      <text:p text:style-name="P18"><text:tab/>and b.codigo = c.codigo;</text:p>
      <text:p text:style-name="P18"/>
      <text:p text:style-name="P18"/>
      <text:p text:style-name="P19">Outer Join no PostgreSQL (com SQL padrão):</text:p>
      <text:p text:style-name="P18"/>
      <text:p text:style-name="P32"><text:s text:c="4"/>SELECT *</text:p>
      <text:p text:style-name="P30"><text:s text:c="4"/>FROM t1 LEFT OUTER JOIN t2 ON (t1.col = t2.col);</text:p>
      <text:p text:style-name="Text_20_body">ou </text:p>
      <text:p text:style-name="Preformatted_20_Text"><text:s text:c="4"/>SELECT *</text:p>
      <text:p text:style-name="P30"><text:s text:c="4"/>FROM t1 LEFT OUTER JOIN t2 USING (col);</text:p>
      <text:p text:style-name="P18"/>
      <text:p text:style-name="Standard"/>
      <text:p text:style-name="Standard">Mais detalhes em:</text:p>
      <text:p text:style-name="Standard"><text:a xlink:type="simple" xlink:href="http://imasters.uol.com.br/artigo/6374/bancodedados/consultas_com_joins/imprimir/" text:style-name="Internet_20_link" text:visited-style-name="Visited_20_Internet_20_Link">http://imasters.uol.com.br/artigo/6374/bancodedados/consultas_com_joins/imprimir/</text:a></text:p>
      <text:p text:style-name="Standard"><text:a xlink:type="simple" xlink:href="http://www.imasters.com.br/artigo.php?cn=2867&amp;cc=23" text:style-name="Internet_20_link" text:visited-style-name="Visited_20_Internet_20_Link">http://www.imasters.com.br/artigo.php?cn=2867&amp;cc=23</text:a></text:p>
      <text:p text:style-name="Standard"><text:a xlink:type="simple" xlink:href="http://imasters.uol.com.br/artigo/2870/postgresql/juncao_entre_tabelas_no_postgresql_-_parte_02/" text:style-name="Internet_20_link" text:visited-style-name="Visited_20_Internet_20_Link">http://imasters.uol.com.br/artigo/2870/postgresql/juncao_entre_tabelas_no_postgresql_-_parte_02/</text:a></text:p>
      <text:p text:style-name="P9"><text:span text:style-name="Strong_20_Emphasis"><text:span text:style-name="T1"/></text:span></text:p>
      <text:p text:style-name="P9"><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Times" svg:font-family="Times"/>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068376" style:font-style-asian="italic" style:font-style-complex="italic"/>
    </style:style>
    <style:style style:name="MT4" style:family="text"/>
    <style:style style:name="MT5" style:family="text">
      <style:text-properties officeooo:rsid="0006837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12</text:page-number></text:span><text:span text:style-name="MT1">/</text:span><text:span text:style-name="MT1"><text:page-count>13</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09:53:58.839696721</dc:date>
    <meta:editing-cycles>142</meta:editing-cycles>
    <meta:editing-duration>PT4H33M31S</meta:editing-duration>
    <meta:document-statistic meta:table-count="4" meta:image-count="0" meta:object-count="0" meta:page-count="13" meta:paragraph-count="322" meta:word-count="2595" meta:character-count="16230" meta:non-whitespace-character-count="13868"/>
    <meta:user-defined meta:name="Info 1"/>
    <meta:user-defined meta:name="Info 2"/>
    <meta:user-defined meta:name="Info 3"/>
    <meta:user-defined meta:name="Info 4"/>
  </office:meta>
</office:document-meta>
</file>